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70.79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T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rmanency</text:p>
          </table:table-cell>
          <table:table-cell office:value-type="string" calcext:value-type="string">
            <text:p>failure_classifica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param</text:p>
          </table:table-cell>
          <table:table-cell table:number-columns-repeated="3"/>
          <table:table-cell office:value-type="string" calcext:value-type="string">
            <text:p>numofBank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nk_contr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36" calcext:value-type="float">
            <text:p>36</text:p>
          </table:table-cell>
          <table:table-cell office:value-type="float" office:value="0.00104028203201757" calcext:value-type="float">
            <text:p>0.001040282032018</text:p>
          </table:table-cell>
          <table:table-cell office:value-type="float" office:value="0.11384335154827" calcext:value-type="float">
            <text:p>0.11384335154827</text:p>
          </table:table-cell>
          <table:table-cell office:value-type="string" calcext:value-type="string">
            <text:p>numofBanks</text:p>
          </table:table-cell>
          <table:table-cell table:formula="of:=VLOOKUP([.H2];[.$L$1:.$M$9];2;0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DEC_per_chi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k_contr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0" calcext:value-type="float">
            <text:p>10</text:p>
          </table:table-cell>
          <table:table-cell office:value-type="float" office:value="0.000288967231115991" calcext:value-type="float">
            <text:p>0.000288967231116</text:p>
          </table:table-cell>
          <table:table-cell office:value-type="float" office:value="0.0316231532078527" calcext:value-type="float">
            <text:p>0.031623153207853</text:p>
          </table:table-cell>
          <table:table-cell office:value-type="string" calcext:value-type="string">
            <text:p>numofBanks</text:p>
          </table:table-cell>
          <table:table-cell table:formula="of:=VLOOKUP([.H3];[.$L$1:.$M$9];2;0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LD_per_chip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equtive_row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224" calcext:value-type="float">
            <text:p>224</text:p>
          </table:table-cell>
          <table:table-cell office:value-type="float" office:value="0.00647286597699821" calcext:value-type="float">
            <text:p>0.006472865976998</text:p>
          </table:table-cell>
          <table:table-cell office:value-type="float" office:value="0.7083586318559" calcext:value-type="float">
            <text:p>0.7083586318559</text:p>
          </table:table-cell>
          <table:table-cell office:value-type="string" calcext:value-type="string">
            <text:p>WLD_per_chip</text:p>
          </table:table-cell>
          <table:table-cell table:formula="of:=VLOOKUP([.H4];[.$L$1:.$M$9];2;0)" office:value-type="float" office:value="10240" calcext:value-type="float">
            <text:p>10240</text:p>
          </table:table-cell>
          <table:table-cell table:number-columns-repeated="2"/>
          <table:table-cell office:value-type="string" calcext:value-type="string">
            <text:p>RDEC_per_chi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qutive_row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8" calcext:value-type="float">
            <text:p>8</text:p>
          </table:table-cell>
          <table:table-cell office:value-type="float" office:value="0.000231173784892793" calcext:value-type="float">
            <text:p>0.000231173784893</text:p>
          </table:table-cell>
          <table:table-cell office:value-type="float" office:value="0.0252985225662821" calcext:value-type="float">
            <text:p>0.025298522566282</text:p>
          </table:table-cell>
          <table:table-cell office:value-type="string" calcext:value-type="string">
            <text:p>numofBanks</text:p>
          </table:table-cell>
          <table:table-cell table:formula="of:=VLOOKUP([.H5];[.$L$1:.$M$9];2;0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ITS_per_c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equtive_row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11" calcext:value-type="float">
            <text:p>11</text:p>
          </table:table-cell>
          <table:table-cell office:value-type="float" office:value="0.000317863954227591" calcext:value-type="float">
            <text:p>0.000317863954228</text:p>
          </table:table-cell>
          <table:table-cell office:value-type="float" office:value="0.0347854685286379" calcext:value-type="float">
            <text:p>0.034785468528638</text:p>
          </table:table-cell>
          <table:table-cell office:value-type="string" calcext:value-type="string">
            <text:p>WLD_per_chip</text:p>
          </table:table-cell>
          <table:table-cell table:formula="of:=VLOOKUP([.H6];[.$L$1:.$M$9];2;0)" office:value-type="float" office:value="10240" calcext:value-type="float">
            <text:p>10240</text:p>
          </table:table-cell>
          <table:table-cell table:number-columns-repeated="2"/>
          <table:table-cell office:value-type="string" calcext:value-type="string">
            <text:p>BLSA_per_chip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sequtive_row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5" calcext:value-type="float">
            <text:p>5</text:p>
          </table:table-cell>
          <table:table-cell office:value-type="float" office:value="0.000144483615557996" calcext:value-type="float">
            <text:p>0.000144483615558</text:p>
          </table:table-cell>
          <table:table-cell office:value-type="float" office:value="0.0158115766039263" calcext:value-type="float">
            <text:p>0.015811576603926</text:p>
          </table:table-cell>
          <table:table-cell office:value-type="string" calcext:value-type="string">
            <text:p>numofBanks</text:p>
          </table:table-cell>
          <table:table-cell table:formula="of:=VLOOKUP([.H7];[.$L$1:.$M$9];2;0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SL_per_chip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oder_multi_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0" calcext:value-type="float">
            <text:p>10</text:p>
          </table:table-cell>
          <table:table-cell office:value-type="float" office:value="0.000288967231115991" calcext:value-type="float">
            <text:p>0.000288967231116</text:p>
          </table:table-cell>
          <table:table-cell office:value-type="float" office:value="0.0316231532078527" calcext:value-type="float">
            <text:p>0.031623153207853</text:p>
          </table:table-cell>
          <table:table-cell office:value-type="string" calcext:value-type="string">
            <text:p>CDEC_per_chip</text:p>
          </table:table-cell>
          <table:table-cell table:formula="of:=VLOOKUP([.H8];[.$L$1:.$M$9];2;0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DEC_SUBBANK_per_chi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oder_multi_co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98" calcext:value-type="float">
            <text:p>98</text:p>
          </table:table-cell>
          <table:table-cell office:value-type="float" office:value="0.00283187886493672" calcext:value-type="float">
            <text:p>0.002831878864937</text:p>
          </table:table-cell>
          <table:table-cell office:value-type="float" office:value="0.309906901436956" calcext:value-type="float">
            <text:p>0.309906901436956</text:p>
          </table:table-cell>
          <table:table-cell office:value-type="string" calcext:value-type="string">
            <text:p>CDEC_per_chip</text:p>
          </table:table-cell>
          <table:table-cell table:formula="of:=VLOOKUP([.H9];[.$L$1:.$M$9];2;0)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oder_multi_co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0" calcext:value-type="float">
            <text:p>10</text:p>
          </table:table-cell>
          <table:table-cell office:value-type="float" office:value="0.000288967231115991" calcext:value-type="float">
            <text:p>0.000288967231116</text:p>
          </table:table-cell>
          <table:table-cell office:value-type="float" office:value="0.0316231532078527" calcext:value-type="float">
            <text:p>0.031623153207853</text:p>
          </table:table-cell>
          <table:table-cell office:value-type="string" calcext:value-type="string">
            <text:p>CDEC_per_chip</text:p>
          </table:table-cell>
          <table:table-cell table:formula="of:=VLOOKUP([.H10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oder_single_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" calcext:value-type="float">
            <text:p>1</text:p>
          </table:table-cell>
          <table:table-cell office:value-type="float" office:value="0.0000288967231115991" calcext:value-type="float">
            <text:p>2.88967231115991E-05</text:p>
          </table:table-cell>
          <table:table-cell office:value-type="float" office:value="0.00316231532078527" calcext:value-type="float">
            <text:p>0.003162315320785</text:p>
          </table:table-cell>
          <table:table-cell office:value-type="string" calcext:value-type="string">
            <text:p>CDEC_per_chip</text:p>
          </table:table-cell>
          <table:table-cell table:formula="of:=VLOOKUP([.H11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oder_single_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" calcext:value-type="float">
            <text:p>1</text:p>
          </table:table-cell>
          <table:table-cell office:value-type="float" office:value="0.0000288967231115991" calcext:value-type="float">
            <text:p>2.88967231115991E-05</text:p>
          </table:table-cell>
          <table:table-cell office:value-type="float" office:value="0.00316231532078527" calcext:value-type="float">
            <text:p>0.003162315320785</text:p>
          </table:table-cell>
          <table:table-cell office:value-type="string" calcext:value-type="string">
            <text:p>CDEC_per_chip</text:p>
          </table:table-cell>
          <table:table-cell table:formula="of:=VLOOKUP([.H12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oder_single_co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197" calcext:value-type="float">
            <text:p>197</text:p>
          </table:table-cell>
          <table:table-cell office:value-type="float" office:value="0.00569265445298503" calcext:value-type="float">
            <text:p>0.005692654452985</text:p>
          </table:table-cell>
          <table:table-cell office:value-type="float" office:value="0.622976118194697" calcext:value-type="float">
            <text:p>0.622976118194697</text:p>
          </table:table-cell>
          <table:table-cell office:value-type="string" calcext:value-type="string">
            <text:p>CDEC_per_chip</text:p>
          </table:table-cell>
          <table:table-cell table:formula="of:=VLOOKUP([.H13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oder_single_co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24" calcext:value-type="float">
            <text:p>124</text:p>
          </table:table-cell>
          <table:table-cell office:value-type="float" office:value="0.00358319366583829" calcext:value-type="float">
            <text:p>0.003583193665838</text:p>
          </table:table-cell>
          <table:table-cell office:value-type="float" office:value="0.392127099777373" calcext:value-type="float">
            <text:p>0.392127099777373</text:p>
          </table:table-cell>
          <table:table-cell office:value-type="string" calcext:value-type="string">
            <text:p>CDEC_per_chip</text:p>
          </table:table-cell>
          <table:table-cell table:formula="of:=VLOOKUP([.H14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al_wordlin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2132" calcext:value-type="float">
            <text:p>2132</text:p>
          </table:table-cell>
          <table:table-cell office:value-type="float" office:value="0.0616078136739294" calcext:value-type="float">
            <text:p>0.061607813673929</text:p>
          </table:table-cell>
          <table:table-cell office:value-type="float" office:value="6.74205626391419" calcext:value-type="float">
            <text:p>6.74205626391419</text:p>
          </table:table-cell>
          <table:table-cell office:value-type="string" calcext:value-type="string">
            <text:p>WLD_per_chip</text:p>
          </table:table-cell>
          <table:table-cell table:formula="of:=VLOOKUP([.H15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cal_wordlin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50" calcext:value-type="float">
            <text:p>50</text:p>
          </table:table-cell>
          <table:table-cell office:value-type="float" office:value="0.00144483615557996" calcext:value-type="float">
            <text:p>0.00144483615558</text:p>
          </table:table-cell>
          <table:table-cell office:value-type="float" office:value="0.158115766039263" calcext:value-type="float">
            <text:p>0.158115766039263</text:p>
          </table:table-cell>
          <table:table-cell office:value-type="string" calcext:value-type="string">
            <text:p>WLD_per_chip</text:p>
          </table:table-cell>
          <table:table-cell table:formula="of:=VLOOKUP([.H16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cal_wordline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286" calcext:value-type="float">
            <text:p>286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float" office:value="0.904422181744586" calcext:value-type="float">
            <text:p>0.904422181744586</text:p>
          </table:table-cell>
          <table:table-cell office:value-type="string" calcext:value-type="string">
            <text:p>WLD_per_chip</text:p>
          </table:table-cell>
          <table:table-cell table:formula="of:=VLOOKUP([.H17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cal_wordline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9" calcext:value-type="float">
            <text:p>19</text:p>
          </table:table-cell>
          <table:table-cell office:value-type="float" office:value="0.000549037739120384" calcext:value-type="float">
            <text:p>0.00054903773912</text:p>
          </table:table-cell>
          <table:table-cell office:value-type="float" office:value="0.0600839910949201" calcext:value-type="float">
            <text:p>0.06008399109492</text:p>
          </table:table-cell>
          <table:table-cell office:value-type="string" calcext:value-type="string">
            <text:p>WLD_per_chip</text:p>
          </table:table-cell>
          <table:table-cell table:formula="of:=VLOOKUP([.H18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cal_wordline_two_cluster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489" calcext:value-type="float">
            <text:p>489</text:p>
          </table:table-cell>
          <table:table-cell office:value-type="float" office:value="0.014130497601572" calcext:value-type="float">
            <text:p>0.014130497601572</text:p>
          </table:table-cell>
          <table:table-cell office:value-type="float" office:value="1.546372191864" calcext:value-type="float">
            <text:p>1.546372191864</text:p>
          </table:table-cell>
          <table:table-cell office:value-type="string" calcext:value-type="string">
            <text:p>WLD_per_chip</text:p>
          </table:table-cell>
          <table:table-cell table:formula="of:=VLOOKUP([.H19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cal_wordline_two_cluster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4" calcext:value-type="float">
            <text:p>4</text:p>
          </table:table-cell>
          <table:table-cell office:value-type="float" office:value="0.000115586892446397" calcext:value-type="float">
            <text:p>0.000115586892446</text:p>
          </table:table-cell>
          <table:table-cell office:value-type="float" office:value="0.0126492612831411" calcext:value-type="float">
            <text:p>0.012649261283141</text:p>
          </table:table-cell>
          <table:table-cell office:value-type="string" calcext:value-type="string">
            <text:p>WLD_per_chip</text:p>
          </table:table-cell>
          <table:table-cell table:formula="of:=VLOOKUP([.H20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cal_wordline_two_cluster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46" calcext:value-type="float">
            <text:p>46</text:p>
          </table:table-cell>
          <table:table-cell office:value-type="float" office:value="0.00132924926313356" calcext:value-type="float">
            <text:p>0.001329249263134</text:p>
          </table:table-cell>
          <table:table-cell office:value-type="float" office:value="0.145466504756122" calcext:value-type="float">
            <text:p>0.145466504756122</text:p>
          </table:table-cell>
          <table:table-cell office:value-type="string" calcext:value-type="string">
            <text:p>WLD_per_chip</text:p>
          </table:table-cell>
          <table:table-cell table:formula="of:=VLOOKUP([.H21];[.$L$1:.$M$9];2;0)"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wl_se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00" calcext:value-type="float">
            <text:p>100</text:p>
          </table:table-cell>
          <table:table-cell office:value-type="float" office:value="0.00288967231115991" calcext:value-type="float">
            <text:p>0.00288967231116</text:p>
          </table:table-cell>
          <table:table-cell office:value-type="float" office:value="0.316231532078527" calcext:value-type="float">
            <text:p>0.316231532078527</text:p>
          </table:table-cell>
          <table:table-cell office:value-type="string" calcext:value-type="string">
            <text:p>RDEC_per_chip</text:p>
          </table:table-cell>
          <table:table-cell table:formula="of:=VLOOKUP([.H22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wl_se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6" calcext:value-type="float">
            <text:p>6</text:p>
          </table:table-cell>
          <table:table-cell office:value-type="float" office:value="0.000173380338669595" calcext:value-type="float">
            <text:p>0.00017338033867</text:p>
          </table:table-cell>
          <table:table-cell office:value-type="float" office:value="0.0189738919247116" calcext:value-type="float">
            <text:p>0.018973891924712</text:p>
          </table:table-cell>
          <table:table-cell office:value-type="string" calcext:value-type="string">
            <text:p>RDEC_per_chip</text:p>
          </table:table-cell>
          <table:table-cell table:formula="of:=VLOOKUP([.H23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wl_se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500" calcext:value-type="float">
            <text:p>500</text:p>
          </table:table-cell>
          <table:table-cell office:value-type="float" office:value="0.0144483615557996" calcext:value-type="float">
            <text:p>0.0144483615558</text:p>
          </table:table-cell>
          <table:table-cell office:value-type="float" office:value="1.58115766039263" calcext:value-type="float">
            <text:p>1.58115766039263</text:p>
          </table:table-cell>
          <table:table-cell office:value-type="string" calcext:value-type="string">
            <text:p>RDEC_per_chip</text:p>
          </table:table-cell>
          <table:table-cell table:formula="of:=VLOOKUP([.H24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wl_sel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9" calcext:value-type="float">
            <text:p>9</text:p>
          </table:table-cell>
          <table:table-cell office:value-type="float" office:value="0.000260070508004392" calcext:value-type="float">
            <text:p>0.000260070508004</text:p>
          </table:table-cell>
          <table:table-cell office:value-type="float" office:value="0.0284608378870674" calcext:value-type="float">
            <text:p>0.028460837887067</text:p>
          </table:table-cell>
          <table:table-cell office:value-type="string" calcext:value-type="string">
            <text:p>RDEC_per_chip</text:p>
          </table:table-cell>
          <table:table-cell table:formula="of:=VLOOKUP([.H25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wl_sel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2" calcext:value-type="float">
            <text:p>12</text:p>
          </table:table-cell>
          <table:table-cell office:value-type="float" office:value="0.00034676067733919" calcext:value-type="float">
            <text:p>0.000346760677339</text:p>
          </table:table-cell>
          <table:table-cell office:value-type="float" office:value="0.0379477838494232" calcext:value-type="float">
            <text:p>0.037947783849423</text:p>
          </table:table-cell>
          <table:table-cell office:value-type="string" calcext:value-type="string">
            <text:p>RDEC_per_chip</text:p>
          </table:table-cell>
          <table:table-cell table:formula="of:=VLOOKUP([.H26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wl_sel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" calcext:value-type="float">
            <text:p>1</text:p>
          </table:table-cell>
          <table:table-cell office:value-type="float" office:value="0.0000288967231115991" calcext:value-type="float">
            <text:p>2.88967231115991E-05</text:p>
          </table:table-cell>
          <table:table-cell office:value-type="float" office:value="0.00316231532078527" calcext:value-type="float">
            <text:p>0.003162315320785</text:p>
          </table:table-cell>
          <table:table-cell office:value-type="string" calcext:value-type="string">
            <text:p>RDEC_per_chip</text:p>
          </table:table-cell>
          <table:table-cell table:formula="of:=VLOOKUP([.H27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wl_sel2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87" calcext:value-type="float">
            <text:p>87</text:p>
          </table:table-cell>
          <table:table-cell office:value-type="float" office:value="0.00251401491070912" calcext:value-type="float">
            <text:p>0.002514014910709</text:p>
          </table:table-cell>
          <table:table-cell office:value-type="float" office:value="0.275121432908318" calcext:value-type="float">
            <text:p>0.275121432908318</text:p>
          </table:table-cell>
          <table:table-cell office:value-type="string" calcext:value-type="string">
            <text:p>RDEC_per_chip</text:p>
          </table:table-cell>
          <table:table-cell table:formula="of:=VLOOKUP([.H28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wl_sel2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7" calcext:value-type="float">
            <text:p>7</text:p>
          </table:table-cell>
          <table:table-cell office:value-type="float" office:value="0.000202277061781194" calcext:value-type="float">
            <text:p>0.000202277061781</text:p>
          </table:table-cell>
          <table:table-cell office:value-type="float" office:value="0.0221362072454969" calcext:value-type="float">
            <text:p>0.022136207245497</text:p>
          </table:table-cell>
          <table:table-cell office:value-type="string" calcext:value-type="string">
            <text:p>RDEC_per_chip</text:p>
          </table:table-cell>
          <table:table-cell table:formula="of:=VLOOKUP([.H29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ulti_r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385" calcext:value-type="float">
            <text:p>385</text:p>
          </table:table-cell>
          <table:table-cell office:value-type="float" office:value="0.0111252383979657" calcext:value-type="float">
            <text:p>0.011125238397966</text:p>
          </table:table-cell>
          <table:table-cell office:value-type="float" office:value="1.21749139850233" calcext:value-type="float">
            <text:p>1.21749139850233</text:p>
          </table:table-cell>
          <table:table-cell office:value-type="float" office:value="1" calcext:value-type="float">
            <text:p>1</text:p>
          </table:table-cell>
          <table:table-cell table:formula="of:=VLOOKUP([.H30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lti_r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28" calcext:value-type="float">
            <text:p>28</text:p>
          </table:table-cell>
          <table:table-cell office:value-type="float" office:value="0.000809108247124776" calcext:value-type="float">
            <text:p>0.000809108247125</text:p>
          </table:table-cell>
          <table:table-cell office:value-type="float" office:value="0.0885448289819875" calcext:value-type="float">
            <text:p>0.088544828981988</text:p>
          </table:table-cell>
          <table:table-cell office:value-type="float" office:value="1" calcext:value-type="float">
            <text:p>1</text:p>
          </table:table-cell>
          <table:table-cell table:formula="of:=VLOOKUP([.H31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ulti_r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73" calcext:value-type="float">
            <text:p>73</text:p>
          </table:table-cell>
          <table:table-cell office:value-type="float" office:value="0.00210946078714674" calcext:value-type="float">
            <text:p>0.002109460787147</text:p>
          </table:table-cell>
          <table:table-cell office:value-type="float" office:value="0.230849018417324" calcext:value-type="float">
            <text:p>0.230849018417324</text:p>
          </table:table-cell>
          <table:table-cell office:value-type="float" office:value="1" calcext:value-type="float">
            <text:p>1</text:p>
          </table:table-cell>
          <table:table-cell table:formula="of:=VLOOKUP([.H32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lti_r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8" calcext:value-type="float">
            <text:p>8</text:p>
          </table:table-cell>
          <table:table-cell office:value-type="float" office:value="0.000231173784892793" calcext:value-type="float">
            <text:p>0.000231173784893</text:p>
          </table:table-cell>
          <table:table-cell office:value-type="float" office:value="0.0252985225662821" calcext:value-type="float">
            <text:p>0.025298522566282</text:p>
          </table:table-cell>
          <table:table-cell office:value-type="float" office:value="1" calcext:value-type="float">
            <text:p>1</text:p>
          </table:table-cell>
          <table:table-cell table:formula="of:=VLOOKUP([.H33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ultiple_single_bit_failure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4490" calcext:value-type="float">
            <text:p>14490</text:p>
          </table:table-cell>
          <table:table-cell office:value-type="float" office:value="0.418713517887072" calcext:value-type="float">
            <text:p>0.418713517887072</text:p>
          </table:table-cell>
          <table:table-cell office:value-type="float" office:value="45.8219489981785" calcext:value-type="float">
            <text:p>45.8219489981785</text:p>
          </table:table-cell>
          <table:table-cell office:value-type="string" calcext:value-type="string">
            <text:p>BITS_per_chip</text:p>
          </table:table-cell>
          <table:table-cell table:formula="of:=VLOOKUP([.H34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ltiple_single_bit_failure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25" calcext:value-type="float">
            <text:p>25</text:p>
          </table:table-cell>
          <table:table-cell office:value-type="float" office:value="0.000722418077789979" calcext:value-type="float">
            <text:p>0.00072241807779</text:p>
          </table:table-cell>
          <table:table-cell office:value-type="float" office:value="0.0790578830196317" calcext:value-type="float">
            <text:p>0.079057883019632</text:p>
          </table:table-cell>
          <table:table-cell office:value-type="string" calcext:value-type="string">
            <text:p>BITS_per_chip</text:p>
          </table:table-cell>
          <table:table-cell table:formula="of:=VLOOKUP([.H35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ltiple_single_bit_failure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9218" calcext:value-type="float">
            <text:p>9218</text:p>
          </table:table-cell>
          <table:table-cell office:value-type="float" office:value="0.266369993642721" calcext:value-type="float">
            <text:p>0.266369993642721</text:p>
          </table:table-cell>
          <table:table-cell office:value-type="float" office:value="29.1502226269986" calcext:value-type="float">
            <text:p>29.1502226269986</text:p>
          </table:table-cell>
          <table:table-cell office:value-type="string" calcext:value-type="string">
            <text:p>BITS_per_chip</text:p>
          </table:table-cell>
          <table:table-cell table:formula="of:=VLOOKUP([.H36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ltiple_single_bit_failure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56" calcext:value-type="float">
            <text:p>56</text:p>
          </table:table-cell>
          <table:table-cell office:value-type="float" office:value="0.00161821649424955" calcext:value-type="float">
            <text:p>0.00161821649425</text:p>
          </table:table-cell>
          <table:table-cell office:value-type="float" office:value="0.177089657963975" calcext:value-type="float">
            <text:p>0.177089657963975</text:p>
          </table:table-cell>
          <table:table-cell office:value-type="string" calcext:value-type="string">
            <text:p>BITS_per_chip</text:p>
          </table:table-cell>
          <table:table-cell table:formula="of:=VLOOKUP([.H37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tli_csl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56" calcext:value-type="float">
            <text:p>156</text:p>
          </table:table-cell>
          <table:table-cell office:value-type="float" office:value="0.00450788880540947" calcext:value-type="float">
            <text:p>0.004507888805409</text:p>
          </table:table-cell>
          <table:table-cell office:value-type="float" office:value="0.493321190042502" calcext:value-type="float">
            <text:p>0.493321190042502</text:p>
          </table:table-cell>
          <table:table-cell office:value-type="string" calcext:value-type="string">
            <text:p>numofBanks</text:p>
          </table:table-cell>
          <table:table-cell table:formula="of:=VLOOKUP([.H38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tli_csl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0" calcext:value-type="float">
            <text:p>10</text:p>
          </table:table-cell>
          <table:table-cell office:value-type="float" office:value="0.000288967231115991" calcext:value-type="float">
            <text:p>0.000288967231116</text:p>
          </table:table-cell>
          <table:table-cell office:value-type="float" office:value="0.0316231532078527" calcext:value-type="float">
            <text:p>0.031623153207853</text:p>
          </table:table-cell>
          <table:table-cell office:value-type="string" calcext:value-type="string">
            <text:p>numofBanks</text:p>
          </table:table-cell>
          <table:table-cell table:formula="of:=VLOOKUP([.H39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tli_csl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94" calcext:value-type="float">
            <text:p>94</text:p>
          </table:table-cell>
          <table:table-cell office:value-type="float" office:value="0.00271629197249032" calcext:value-type="float">
            <text:p>0.00271629197249</text:p>
          </table:table-cell>
          <table:table-cell office:value-type="float" office:value="0.297257640153815" calcext:value-type="float">
            <text:p>0.297257640153815</text:p>
          </table:table-cell>
          <table:table-cell office:value-type="string" calcext:value-type="string">
            <text:p>numofBanks</text:p>
          </table:table-cell>
          <table:table-cell table:formula="of:=VLOOKUP([.H40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utli_csl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20" calcext:value-type="float">
            <text:p>20</text:p>
          </table:table-cell>
          <table:table-cell office:value-type="float" office:value="0.000577934462231983" calcext:value-type="float">
            <text:p>0.000577934462232</text:p>
          </table:table-cell>
          <table:table-cell office:value-type="float" office:value="0.0632463064157053" calcext:value-type="float">
            <text:p>0.063246306415705</text:p>
          </table:table-cell>
          <table:table-cell office:value-type="string" calcext:value-type="string">
            <text:p>numofBanks</text:p>
          </table:table-cell>
          <table:table-cell table:formula="of:=VLOOKUP([.H41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t_clustered_multi_b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267" calcext:value-type="float">
            <text:p>267</text:p>
          </table:table-cell>
          <table:table-cell office:value-type="float" office:value="0.00771542507079697" calcext:value-type="float">
            <text:p>0.007715425070797</text:p>
          </table:table-cell>
          <table:table-cell office:value-type="float" office:value="0.844338190649666" calcext:value-type="float">
            <text:p>0.844338190649666</text:p>
          </table:table-cell>
          <table:table-cell office:value-type="float" office:value="1" calcext:value-type="float">
            <text:p>1</text:p>
          </table:table-cell>
          <table:table-cell table:formula="of:=VLOOKUP([.H42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t_clustered_multi_b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40" calcext:value-type="float">
            <text:p>40</text:p>
          </table:table-cell>
          <table:table-cell office:value-type="float" office:value="0.00115586892446397" calcext:value-type="float">
            <text:p>0.001155868924464</text:p>
          </table:table-cell>
          <table:table-cell office:value-type="float" office:value="0.126492612831411" calcext:value-type="float">
            <text:p>0.126492612831411</text:p>
          </table:table-cell>
          <table:table-cell office:value-type="float" office:value="1" calcext:value-type="float">
            <text:p>1</text:p>
          </table:table-cell>
          <table:table-cell table:formula="of:=VLOOKUP([.H43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t_clustered_multi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68" calcext:value-type="float">
            <text:p>68</text:p>
          </table:table-cell>
          <table:table-cell office:value-type="float" office:value="0.00196497717158874" calcext:value-type="float">
            <text:p>0.001964977171589</text:p>
          </table:table-cell>
          <table:table-cell office:value-type="float" office:value="0.215037441813398" calcext:value-type="float">
            <text:p>0.215037441813398</text:p>
          </table:table-cell>
          <table:table-cell office:value-type="float" office:value="1" calcext:value-type="float">
            <text:p>1</text:p>
          </table:table-cell>
          <table:table-cell table:formula="of:=VLOOKUP([.H44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t_clustered_multi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8" calcext:value-type="float">
            <text:p>18</text:p>
          </table:table-cell>
          <table:table-cell office:value-type="float" office:value="0.000520141016008785" calcext:value-type="float">
            <text:p>0.000520141016009</text:p>
          </table:table-cell>
          <table:table-cell office:value-type="float" office:value="0.0569216757741348" calcext:value-type="float">
            <text:p>0.056921675774135</text:p>
          </table:table-cell>
          <table:table-cell office:value-type="float" office:value="1" calcext:value-type="float">
            <text:p>1</text:p>
          </table:table-cell>
          <table:table-cell table:formula="of:=VLOOKUP([.H45];[.$L$1:.$M$9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t_clustered_single_b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04" calcext:value-type="float">
            <text:p>104</text:p>
          </table:table-cell>
          <table:table-cell office:value-type="float" office:value="0.00300525920360631" calcext:value-type="float">
            <text:p>0.003005259203606</text:p>
          </table:table-cell>
          <table:table-cell office:value-type="float" office:value="0.328880793361668" calcext:value-type="float">
            <text:p>0.328880793361668</text:p>
          </table:table-cell>
          <table:table-cell office:value-type="string" calcext:value-type="string">
            <text:p>numofBanks</text:p>
          </table:table-cell>
          <table:table-cell table:formula="of:=VLOOKUP([.H46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t_clustered_single_b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3" calcext:value-type="float">
            <text:p>13</text:p>
          </table:table-cell>
          <table:table-cell office:value-type="float" office:value="0.000375657400450789" calcext:value-type="float">
            <text:p>0.000375657400451</text:p>
          </table:table-cell>
          <table:table-cell office:value-type="float" office:value="0.0411100991702085" calcext:value-type="float">
            <text:p>0.041110099170209</text:p>
          </table:table-cell>
          <table:table-cell office:value-type="string" calcext:value-type="string">
            <text:p>numofBanks</text:p>
          </table:table-cell>
          <table:table-cell table:formula="of:=VLOOKUP([.H47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t_clustered_single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87" calcext:value-type="float">
            <text:p>87</text:p>
          </table:table-cell>
          <table:table-cell office:value-type="float" office:value="0.00251401491070912" calcext:value-type="float">
            <text:p>0.002514014910709</text:p>
          </table:table-cell>
          <table:table-cell office:value-type="float" office:value="0.275121432908318" calcext:value-type="float">
            <text:p>0.275121432908318</text:p>
          </table:table-cell>
          <table:table-cell office:value-type="string" calcext:value-type="string">
            <text:p>numofBanks</text:p>
          </table:table-cell>
          <table:table-cell table:formula="of:=VLOOKUP([.H48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t_clustered_single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36" calcext:value-type="float">
            <text:p>36</text:p>
          </table:table-cell>
          <table:table-cell office:value-type="float" office:value="0.00104028203201757" calcext:value-type="float">
            <text:p>0.001040282032018</text:p>
          </table:table-cell>
          <table:table-cell office:value-type="float" office:value="0.11384335154827" calcext:value-type="float">
            <text:p>0.11384335154827</text:p>
          </table:table-cell>
          <table:table-cell office:value-type="string" calcext:value-type="string">
            <text:p>numofBanks</text:p>
          </table:table-cell>
          <table:table-cell table:formula="of:=VLOOKUP([.H49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t_clustered_single_colum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3" calcext:value-type="float">
            <text:p>3</text:p>
          </table:table-cell>
          <table:table-cell office:value-type="float" office:value="0.0000866901693347974" calcext:value-type="float">
            <text:p>8.66901693347974E-05</text:p>
          </table:table-cell>
          <table:table-cell office:value-type="float" office:value="0.0094869459623558" calcext:value-type="float">
            <text:p>0.009486945962356</text:p>
          </table:table-cell>
          <table:table-cell office:value-type="string" calcext:value-type="string">
            <text:p>BLSA_per_chip</text:p>
          </table:table-cell>
          <table:table-cell table:formula="of:=VLOOKUP([.H50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t_clustered_single_column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2" calcext:value-type="float">
            <text:p>2</text:p>
          </table:table-cell>
          <table:table-cell office:value-type="float" office:value="0.0000577934462231983" calcext:value-type="float">
            <text:p>5.77934462231983E-05</text:p>
          </table:table-cell>
          <table:table-cell office:value-type="float" office:value="0.00632463064157053" calcext:value-type="float">
            <text:p>0.006324630641571</text:p>
          </table:table-cell>
          <table:table-cell office:value-type="string" calcext:value-type="string">
            <text:p>BLSA_per_chip</text:p>
          </table:table-cell>
          <table:table-cell table:formula="of:=VLOOKUP([.H51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tential_csl_colum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39" calcext:value-type="float">
            <text:p>139</text:p>
          </table:table-cell>
          <table:table-cell office:value-type="float" office:value="0.00401664451251228" calcext:value-type="float">
            <text:p>0.004016644512512</text:p>
          </table:table-cell>
          <table:table-cell office:value-type="float" office:value="0.439561829589152" calcext:value-type="float">
            <text:p>0.439561829589152</text:p>
          </table:table-cell>
          <table:table-cell office:value-type="string" calcext:value-type="string">
            <text:p>CSL_per_chip</text:p>
          </table:table-cell>
          <table:table-cell table:formula="of:=VLOOKUP([.H52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tential_csl_colum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8" calcext:value-type="float">
            <text:p>8</text:p>
          </table:table-cell>
          <table:table-cell office:value-type="float" office:value="0.000231173784892793" calcext:value-type="float">
            <text:p>0.000231173784893</text:p>
          </table:table-cell>
          <table:table-cell office:value-type="float" office:value="0.0252985225662821" calcext:value-type="float">
            <text:p>0.025298522566282</text:p>
          </table:table-cell>
          <table:table-cell office:value-type="string" calcext:value-type="string">
            <text:p>CSL_per_chip</text:p>
          </table:table-cell>
          <table:table-cell table:formula="of:=VLOOKUP([.H53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tential_sense_am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412" calcext:value-type="float">
            <text:p>412</text:p>
          </table:table-cell>
          <table:table-cell office:value-type="float" office:value="0.0119054499219789" calcext:value-type="float">
            <text:p>0.011905449921979</text:p>
          </table:table-cell>
          <table:table-cell office:value-type="float" office:value="1.30287391216353" calcext:value-type="float">
            <text:p>1.30287391216353</text:p>
          </table:table-cell>
          <table:table-cell office:value-type="string" calcext:value-type="string">
            <text:p>BLSA_per_chip</text:p>
          </table:table-cell>
          <table:table-cell table:formula="of:=VLOOKUP([.H54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tential_sense_am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1" calcext:value-type="float">
            <text:p>11</text:p>
          </table:table-cell>
          <table:table-cell office:value-type="float" office:value="0.000317863954227591" calcext:value-type="float">
            <text:p>0.000317863954228</text:p>
          </table:table-cell>
          <table:table-cell office:value-type="float" office:value="0.0347854685286379" calcext:value-type="float">
            <text:p>0.034785468528638</text:p>
          </table:table-cell>
          <table:table-cell office:value-type="string" calcext:value-type="string">
            <text:p>BLSA_per_chip</text:p>
          </table:table-cell>
          <table:table-cell table:formula="of:=VLOOKUP([.H55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ngle_csl_bank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63" calcext:value-type="float">
            <text:p>63</text:p>
          </table:table-cell>
          <table:table-cell office:value-type="float" office:value="0.00182049355603075" calcext:value-type="float">
            <text:p>0.001820493556031</text:p>
          </table:table-cell>
          <table:table-cell office:value-type="float" office:value="0.199225865209472" calcext:value-type="float">
            <text:p>0.199225865209472</text:p>
          </table:table-cell>
          <table:table-cell office:value-type="string" calcext:value-type="string">
            <text:p>CSL_per_chip</text:p>
          </table:table-cell>
          <table:table-cell table:formula="of:=VLOOKUP([.H56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ngle_csl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1224" calcext:value-type="float">
            <text:p>1224</text:p>
          </table:table-cell>
          <table:table-cell office:value-type="float" office:value="0.0353695890885974" calcext:value-type="float">
            <text:p>0.035369589088597</text:p>
          </table:table-cell>
          <table:table-cell office:value-type="float" office:value="3.87067395264117" calcext:value-type="float">
            <text:p>3.87067395264117</text:p>
          </table:table-cell>
          <table:table-cell office:value-type="string" calcext:value-type="string">
            <text:p>CSL_per_chip</text:p>
          </table:table-cell>
          <table:table-cell table:formula="of:=VLOOKUP([.H57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ingle_csl_bank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2" calcext:value-type="float">
            <text:p>12</text:p>
          </table:table-cell>
          <table:table-cell office:value-type="float" office:value="0.00034676067733919" calcext:value-type="float">
            <text:p>0.000346760677339</text:p>
          </table:table-cell>
          <table:table-cell office:value-type="float" office:value="0.0379477838494232" calcext:value-type="float">
            <text:p>0.037947783849423</text:p>
          </table:table-cell>
          <table:table-cell office:value-type="string" calcext:value-type="string">
            <text:p>CSL_per_chip</text:p>
          </table:table-cell>
          <table:table-cell table:formula="of:=VLOOKUP([.H58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ngle_csl_colum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26" calcext:value-type="float">
            <text:p>26</text:p>
          </table:table-cell>
          <table:table-cell office:value-type="float" office:value="0.000751314800901578" calcext:value-type="float">
            <text:p>0.000751314800902</text:p>
          </table:table-cell>
          <table:table-cell office:value-type="float" office:value="0.0822201983404169" calcext:value-type="float">
            <text:p>0.082220198340417</text:p>
          </table:table-cell>
          <table:table-cell office:value-type="string" calcext:value-type="string">
            <text:p>CSL_per_chip</text:p>
          </table:table-cell>
          <table:table-cell table:formula="of:=VLOOKUP([.H59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ingle_csl_column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619" calcext:value-type="float">
            <text:p>619</text:p>
          </table:table-cell>
          <table:table-cell office:value-type="float" office:value="0.0178870716060799" calcext:value-type="float">
            <text:p>0.01788707160608</text:p>
          </table:table-cell>
          <table:table-cell office:value-type="float" office:value="1.95747318356608" calcext:value-type="float">
            <text:p>1.95747318356608</text:p>
          </table:table-cell>
          <table:table-cell office:value-type="string" calcext:value-type="string">
            <text:p>CSL_per_chip</text:p>
          </table:table-cell>
          <table:table-cell table:formula="of:=VLOOKUP([.H60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ingle_csl_column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21" calcext:value-type="float">
            <text:p>21</text:p>
          </table:table-cell>
          <table:table-cell office:value-type="float" office:value="0.000606831185343582" calcext:value-type="float">
            <text:p>0.000606831185344</text:p>
          </table:table-cell>
          <table:table-cell office:value-type="float" office:value="0.0664086217364906" calcext:value-type="float">
            <text:p>0.066408621736491</text:p>
          </table:table-cell>
          <table:table-cell office:value-type="string" calcext:value-type="string">
            <text:p>CSL_per_chip</text:p>
          </table:table-cell>
          <table:table-cell table:formula="of:=VLOOKUP([.H61];[.$L$1:.$M$9];2;0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ngle_sense_am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298" calcext:value-type="float">
            <text:p>298</text:p>
          </table:table-cell>
          <table:table-cell office:value-type="float" office:value="0.00861122348725655" calcext:value-type="float">
            <text:p>0.008611223487257</text:p>
          </table:table-cell>
          <table:table-cell office:value-type="float" office:value="0.942369965594009" calcext:value-type="float">
            <text:p>0.942369965594009</text:p>
          </table:table-cell>
          <table:table-cell office:value-type="string" calcext:value-type="string">
            <text:p>BLSA_per_chip</text:p>
          </table:table-cell>
          <table:table-cell table:formula="of:=VLOOKUP([.H62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ngle_sense_am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1" calcext:value-type="float">
            <text:p>1</text:p>
          </table:table-cell>
          <table:table-cell office:value-type="float" office:value="0.0000288967231115991" calcext:value-type="float">
            <text:p>2.88967231115991E-05</text:p>
          </table:table-cell>
          <table:table-cell office:value-type="float" office:value="0.00316231532078527" calcext:value-type="float">
            <text:p>0.003162315320785</text:p>
          </table:table-cell>
          <table:table-cell office:value-type="string" calcext:value-type="string">
            <text:p>BLSA_per_chip</text:p>
          </table:table-cell>
          <table:table-cell table:formula="of:=VLOOKUP([.H63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gle_sense_amp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1571" calcext:value-type="float">
            <text:p>1571</text:p>
          </table:table-cell>
          <table:table-cell office:value-type="float" office:value="0.0453967520083223" calcext:value-type="float">
            <text:p>0.045396752008322</text:p>
          </table:table-cell>
          <table:table-cell office:value-type="float" office:value="4.96799736895365" calcext:value-type="float">
            <text:p>4.96799736895365</text:p>
          </table:table-cell>
          <table:table-cell office:value-type="string" calcext:value-type="string">
            <text:p>BLSA_per_chip</text:p>
          </table:table-cell>
          <table:table-cell table:formula="of:=VLOOKUP([.H64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ngle_sense_amp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49" calcext:value-type="float">
            <text:p>49</text:p>
          </table:table-cell>
          <table:table-cell office:value-type="float" office:value="0.00141593943246836" calcext:value-type="float">
            <text:p>0.001415939432468</text:p>
          </table:table-cell>
          <table:table-cell office:value-type="float" office:value="0.154953450718478" calcext:value-type="float">
            <text:p>0.154953450718478</text:p>
          </table:table-cell>
          <table:table-cell office:value-type="string" calcext:value-type="string">
            <text:p>BLSA_per_chip</text:p>
          </table:table-cell>
          <table:table-cell table:formula="of:=VLOOKUP([.H65];[.$L$1:.$M$9];2;0)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barray_row_decod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70" calcext:value-type="float">
            <text:p>170</text:p>
          </table:table-cell>
          <table:table-cell office:value-type="float" office:value="0.00491244292897186" calcext:value-type="float">
            <text:p>0.004912442928972</text:p>
          </table:table-cell>
          <table:table-cell office:value-type="float" office:value="0.537593604533495" calcext:value-type="float">
            <text:p>0.537593604533495</text:p>
          </table:table-cell>
          <table:table-cell office:value-type="string" calcext:value-type="string">
            <text:p>RDEC_SUBBANK_per_chip</text:p>
          </table:table-cell>
          <table:table-cell table:formula="of:=VLOOKUP([.H66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barray_row_decod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8" calcext:value-type="float">
            <text:p>8</text:p>
          </table:table-cell>
          <table:table-cell office:value-type="float" office:value="0.000231173784892793" calcext:value-type="float">
            <text:p>0.000231173784893</text:p>
          </table:table-cell>
          <table:table-cell office:value-type="float" office:value="0.0252985225662821" calcext:value-type="float">
            <text:p>0.025298522566282</text:p>
          </table:table-cell>
          <table:table-cell office:value-type="string" calcext:value-type="string">
            <text:p>RDEC_SUBBANK_per_chip</text:p>
          </table:table-cell>
          <table:table-cell table:formula="of:=VLOOKUP([.H67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barray_row_decoder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39" calcext:value-type="float">
            <text:p>39</text:p>
          </table:table-cell>
          <table:table-cell office:value-type="float" office:value="0.00112697220135237" calcext:value-type="float">
            <text:p>0.001126972201352</text:p>
          </table:table-cell>
          <table:table-cell office:value-type="float" office:value="0.123330297510625" calcext:value-type="float">
            <text:p>0.123330297510625</text:p>
          </table:table-cell>
          <table:table-cell office:value-type="string" calcext:value-type="string">
            <text:p>RDEC_SUBBANK_per_chip</text:p>
          </table:table-cell>
          <table:table-cell table:formula="of:=VLOOKUP([.H68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barray_row_decoder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21" calcext:value-type="float">
            <text:p>21</text:p>
          </table:table-cell>
          <table:table-cell office:value-type="float" office:value="0.000606831185343582" calcext:value-type="float">
            <text:p>0.000606831185344</text:p>
          </table:table-cell>
          <table:table-cell office:value-type="float" office:value="0.0664086217364906" calcext:value-type="float">
            <text:p>0.066408621736491</text:p>
          </table:table-cell>
          <table:table-cell office:value-type="string" calcext:value-type="string">
            <text:p>RDEC_SUBBANK_per_chip</text:p>
          </table:table-cell>
          <table:table-cell table:formula="of:=VLOOKUP([.H69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barray_row_decoder_two_cluster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Not Uncorrectable</text:p>
          </table:table-cell>
          <table:table-cell office:value-type="float" office:value="142" calcext:value-type="float">
            <text:p>142</text:p>
          </table:table-cell>
          <table:table-cell office:value-type="float" office:value="0.00410333468184708" calcext:value-type="float">
            <text:p>0.004103334681847</text:p>
          </table:table-cell>
          <table:table-cell office:value-type="float" office:value="0.449048775551508" calcext:value-type="float">
            <text:p>0.449048775551508</text:p>
          </table:table-cell>
          <table:table-cell office:value-type="string" calcext:value-type="string">
            <text:p>RDEC_SUBBANK_per_chip</text:p>
          </table:table-cell>
          <table:table-cell table:formula="of:=VLOOKUP([.H70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barray_row_decoder_two_cluster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Uncorrectable</text:p>
          </table:table-cell>
          <table:table-cell office:value-type="float" office:value="32" calcext:value-type="float">
            <text:p>32</text:p>
          </table:table-cell>
          <table:table-cell office:value-type="float" office:value="0.000924695139571173" calcext:value-type="float">
            <text:p>0.000924695139571</text:p>
          </table:table-cell>
          <table:table-cell office:value-type="float" office:value="0.101194090265129" calcext:value-type="float">
            <text:p>0.101194090265129</text:p>
          </table:table-cell>
          <table:table-cell office:value-type="string" calcext:value-type="string">
            <text:p>RDEC_SUBBANK_per_chip</text:p>
          </table:table-cell>
          <table:table-cell table:formula="of:=VLOOKUP([.H71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barray_row_decoder_two_cluster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t Uncorrectable</text:p>
          </table:table-cell>
          <table:table-cell office:value-type="float" office:value="44" calcext:value-type="float">
            <text:p>44</text:p>
          </table:table-cell>
          <table:table-cell office:value-type="float" office:value="0.00127145581691036" calcext:value-type="float">
            <text:p>0.00127145581691</text:p>
          </table:table-cell>
          <table:table-cell office:value-type="float" office:value="0.139141874114552" calcext:value-type="float">
            <text:p>0.139141874114552</text:p>
          </table:table-cell>
          <table:table-cell office:value-type="string" calcext:value-type="string">
            <text:p>RDEC_SUBBANK_per_chip</text:p>
          </table:table-cell>
          <table:table-cell table:formula="of:=VLOOKUP([.H72];[.$L$1:.$M$9];2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barray_row_decoder_two_cluster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Uncorrectable</text:p>
          </table:table-cell>
          <table:table-cell office:value-type="float" office:value="12" calcext:value-type="float">
            <text:p>12</text:p>
          </table:table-cell>
          <table:table-cell office:value-type="float" office:value="0.00034676067733919" calcext:value-type="float">
            <text:p>0.000346760677339</text:p>
          </table:table-cell>
          <table:table-cell office:value-type="float" office:value="0.0379477838494232" calcext:value-type="float">
            <text:p>0.037947783849423</text:p>
          </table:table-cell>
          <table:table-cell office:value-type="string" calcext:value-type="string">
            <text:p>RDEC_SUBBANK_per_chip</text:p>
          </table:table-cell>
          <table:table-cell table:formula="of:=VLOOKUP([.H73];[.$L$1:.$M$9];2;0)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06T11:44:10.147600560</dc:date>
    <meta:editing-duration>PT9M51S</meta:editing-duration>
    <meta:editing-cycles>2</meta:editing-cycles>
    <meta:generator>LibreOffice/6.0.7.3$Linux_X86_64 LibreOffice_project/00m0$Build-3</meta:generator>
    <meta:document-statistic meta:table-count="1" meta:cell-count="673" meta:object-count="0"/>
  </office:meta>
</office:document-meta>
</file>